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e XTIDE Universal BIOS wiki pages for manual and other information:</text:p>
      <text:p text:style-name="P1"><text:a xlink:type="simple" xlink:href="http://code.google.com/p/xtideuniversalbios/w/list">http://code.google.com/p/xtideuniversalbios/w/list</text:a></text:p>
      <text:p text:style-name="P1"/>
      <text:p text:style-name="P1">XTIDE Universal BIOS discussion can be found at:</text:p>
      <text:p text:style-name="P1"><text:a xlink:type="simple" xlink:href="http://www.vintage-computer.com/vcforum/showthread.php?17986-XTIDE-Universal-BIOS">http://www.vintage-computer.com/vcforum/showthread.php?17986-XTIDE-Universal-BIOS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5-03T10:43:27.51</meta:creation-date>
    <dc:date>2010-07-19T20:39:07.38</dc:date>
    <meta:editing-duration>PT12H09M27S</meta:editing-duration>
    <meta:editing-cycles>88</meta:editing-cycles>
    <meta:generator>OpenOffice.org/3.0$Win32 OpenOffice.org_project/300m15$Build-9379</meta:generator>
    <meta:document-statistic meta:table-count="0" meta:image-count="0" meta:object-count="0" meta:page-count="1" meta:paragraph-count="4" meta:word-count="21" meta:character-count="248"/>
    <meta:user-defined meta:name="Info 1"/>
    <meta:user-defined meta:name="Info 2"/>
    <meta:user-defined meta:name="Info 3"/>
    <meta:user-defined meta:name="Info 4"/>
  </office:meta>
</office:document-meta>
</file>